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e6e6ff"/>
      <style:text-properties style:text-underline-style="none"/>
    </style:style>
    <style:style style:name="ce10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0"/>
        <table:table-column table:style-name="co1" table:number-columns-repeated="16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5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8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8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/>
          <table:table-cell office:value-type="string" calcext:value-type="string">
            <text:p>?</text:p>
          </table:table-cell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7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4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4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4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4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2" table:number-rows-repeated="31708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.00.0000</text:date>, <text:time style:data-style-name="N2" text:time-value="11:14:01.18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2005-06-23T12:25:26</meta:creation-date>
    <dc:creator>Till Francke</dc:creator>
    <dc:date>2014-11-19T12:30:14.648000000</dc:date>
    <meta:editing-cycles>204</meta:editing-cycles>
    <meta:editing-duration>P10DT13H22M58S</meta:editing-duration>
    <meta:document-statistic meta:table-count="3" meta:cell-count="1757" meta:object-count="0"/>
    <meta:user-defined meta:name="Info 1"/>
    <meta:user-defined meta:name="Info 2"/>
    <meta:user-defined meta:name="Info 3"/>
    <meta:user-defined meta:name="Info 4"/>
  </office:meta>
</office:document-meta>
</file>